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2000000B23C9C9655E035DD5F.png" manifest:media-type="image/png"/>
  <manifest:file-entry manifest:full-path="Pictures/10000201000003D00000006E8D42982C4C77B07A.png" manifest:media-type="image/png"/>
  <manifest:file-entry manifest:full-path="Pictures/1000020100000355000000A270387935B8657ECB.png" manifest:media-type="image/png"/>
  <manifest:file-entry manifest:full-path="Pictures/100002010000030E000000A7231C28C934289272.png" manifest:media-type="image/png"/>
  <manifest:file-entry manifest:full-path="Pictures/10000201000003300000004EECA19511C4A7D86F.png" manifest:media-type="image/png"/>
  <manifest:file-entry manifest:full-path="Pictures/1000020100000335000000589375C459DFA7B823.png" manifest:media-type="image/png"/>
  <manifest:file-entry manifest:full-path="Pictures/10000201000002D4000000BA0990A0A7B991F7DD.png" manifest:media-type="image/png"/>
  <manifest:file-entry manifest:full-path="Pictures/100002010000037A000000F0AA268C5C885A8819.png" manifest:media-type="image/png"/>
  <manifest:file-entry manifest:full-path="Pictures/1000020100000370000000EB50222CE4CBDAF289.png" manifest:media-type="image/png"/>
  <manifest:file-entry manifest:full-path="Pictures/1000020100000358000001885BF567881424822C.png" manifest:media-type="image/png"/>
  <manifest:file-entry manifest:full-path="Pictures/10000201000003340000004B980A241DAA7A48B5.png" manifest:media-type="image/png"/>
  <manifest:file-entry manifest:full-path="Pictures/1000020100000380000000ECCEAB3EA53EFCC20A.png" manifest:media-type="image/png"/>
  <manifest:file-entry manifest:full-path="Pictures/100002010000036700000061F4BA87D5894D3EB5.png" manifest:media-type="image/png"/>
  <manifest:file-entry manifest:full-path="Pictures/1000020100000377000000AF9DC823A282B5CC92.png" manifest:media-type="image/png"/>
  <manifest:file-entry manifest:full-path="Pictures/10000201000003770000008F28786F1F79EE1213.png" manifest:media-type="image/png"/>
  <manifest:file-entry manifest:full-path="Pictures/10000201000003670000012ADF3CD643ACC42E9B.png" manifest:media-type="image/png"/>
  <manifest:file-entry manifest:full-path="Pictures/10000201000002E10000009B744ACE2556641443.png" manifest:media-type="image/png"/>
  <manifest:file-entry manifest:full-path="Pictures/100002010000033300000054F5E0270B85A1C41E.png" manifest:media-type="image/png"/>
  <manifest:file-entry manifest:full-path="Pictures/1000020100000383000000EDF44D5CB3D50935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9252in" svg:height="0.7799in" draw:z-index="0"><draw:image xlink:href="Pictures/10000201000003D00000006E8D42982C4C77B07A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2" text:anchor-type="paragraph" svg:x="0.0335in" svg:y="0.1272in" svg:width="6.9252in" svg:height="1.3146in" draw:z-index="1"><draw:image xlink:href="Pictures/1000020100000355000000A270387935B8657EC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x="0.1209in" svg:y="0.0075in" svg:width="6.9252in" svg:height="0.6618in" draw:z-index="2"><draw:image xlink:href="Pictures/10000201000003300000004EECA19511C4A7D86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x="0.2193in" svg:y="0.3953in" svg:width="6.9252in" svg:height="1.8665in" draw:z-index="3"><draw:image xlink:href="Pictures/100002010000037A000000F0AA268C5C885A881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5" text:anchor-type="paragraph" svg:x="0.0547in" svg:y="0.1689in" svg:width="6.9252in" svg:height="1.7783in" draw:z-index="4"><draw:image xlink:href="Pictures/10000201000002D4000000BA0990A0A7B991F7D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6" text:anchor-type="paragraph" svg:x="0.1319in" svg:y="0.0236in" svg:width="6.9252in" svg:height="1.5673in" draw:z-index="5"><draw:image xlink:href="Pictures/1000020100000312000000B23C9C9655E035DD5F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7" text:anchor-type="paragraph" svg:x="0.1535in" svg:y="0.0173in" svg:width="6.9252in" svg:height="0.7417in" draw:z-index="6"><draw:image xlink:href="Pictures/1000020100000335000000589375C459DFA7B823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8" text:anchor-type="paragraph" svg:x="0.022in" svg:y="0.1244in" svg:width="6.9252in" svg:height="1.8484in" draw:z-index="7"><draw:image xlink:href="Pictures/1000020100000370000000EB50222CE4CBDAF28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9" text:anchor-type="paragraph" svg:x="0.1535in" svg:y="0.0744in" svg:width="6.9252in" svg:height="1.4783in" draw:z-index="8"><draw:image xlink:href="Pictures/100002010000030E000000A7231C28C934289272.png" xlink:type="simple" xlink:show="embed" xlink:actuate="onLoad" loext:mime-type="image/png"/></draw:frame></text:p>
      <text:p text:style-name="Standard"/>
      <text:p text:style-name="Standard"><draw:frame draw:style-name="fr2" draw:name="Image10" text:anchor-type="paragraph" svg:x="0.1866in" svg:y="0.0764in" svg:width="6.9252in" svg:height="0.6327in" draw:z-index="9"><draw:image xlink:href="Pictures/10000201000003340000004B980A241DAA7A48B5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11" text:anchor-type="paragraph" svg:x="0.1646in" svg:y="0.0591in" svg:width="6.9252in" svg:height="1.8236in" draw:z-index="10"><draw:image xlink:href="Pictures/1000020100000380000000ECCEAB3EA53EFCC20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2" text:anchor-type="paragraph" svg:x="0.0772in" svg:y="0.0693in" svg:width="6.9252in" svg:height="0.7709in" draw:z-index="11"><draw:image xlink:href="Pictures/100002010000036700000061F4BA87D5894D3EB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13" text:anchor-type="paragraph" svg:x="0.0764in" svg:y="0.0083in" svg:width="6.9252in" svg:height="1.3661in" draw:z-index="12"><draw:image xlink:href="Pictures/1000020100000377000000AF9DC823A282B5CC92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14" text:anchor-type="paragraph" svg:x="0.2075in" svg:y="0.0819in" svg:width="6.9252in" svg:height="1.1161in" draw:z-index="13"><draw:image xlink:href="Pictures/10000201000003770000008F28786F1F79EE1213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15" text:anchor-type="paragraph" svg:x="0.0882in" svg:y="0.1528in" svg:width="6.9252in" svg:height="2.3689in" draw:z-index="14"><draw:image xlink:href="Pictures/10000201000003670000012ADF3CD643ACC42E9B.png" xlink:type="simple" xlink:show="embed" xlink:actuate="onLoad" loext:mime-type="image/png"/></draw:frame></text:p>
      <text:p text:style-name="Standard"/>
      <text:p text:style-name="Standard"><draw:frame draw:style-name="fr2" draw:name="Image16" text:anchor-type="paragraph" svg:x="0.0874in" svg:y="0.0319in" svg:width="6.9252in" svg:height="1.4563in" draw:z-index="15"><draw:image xlink:href="Pictures/10000201000002E10000009B744ACE255664144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17" text:anchor-type="paragraph" svg:x="0.0764in" svg:y="0.0283in" svg:width="6.9252in" svg:height="0.7098in" draw:z-index="16"><draw:image xlink:href="Pictures/100002010000033300000054F5E0270B85A1C41E.png" xlink:type="simple" xlink:show="embed" xlink:actuate="onLoad" loext:mime-type="image/png"/></draw:frame></text:p>
      <text:p text:style-name="Standard"/>
      <text:p text:style-name="Standard"><draw:frame draw:style-name="fr2" draw:name="Image18" text:anchor-type="paragraph" svg:x="0.1098in" svg:y="0.15in" svg:width="6.9252in" svg:height="1.8252in" draw:z-index="17"><draw:image xlink:href="Pictures/1000020100000383000000EDF44D5CB3D50935A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2" draw:name="Image19" text:anchor-type="paragraph" svg:x="0.1626in" svg:y="0.1717in" svg:width="6.9252in" svg:height="3.1709in" draw:z-index="18"><draw:image xlink:href="Pictures/1000020100000358000001885BF567881424822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1T13:56:09.842000000</meta:creation-date>
    <dc:date>2023-12-11T14:12:21.687000000</dc:date>
    <meta:editing-duration>PT1M46S</meta:editing-duration>
    <meta:editing-cycles>1</meta:editing-cycles>
    <meta:generator>Neat_Office/6.2.8.2$Windows_x86 LibreOffice_project/</meta:generator>
    <meta:document-statistic meta:table-count="0" meta:image-count="19" meta:object-count="0" meta:page-count="5" meta:paragraph-count="0" meta:word-count="0" meta:character-count="0" meta:non-whitespace-character-count="0"/>
  </office:meta>
</office:document-meta>
</file>